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IPULACIÓN <text:s/>DE <text:s/>LA <text:s/>MEMORIA <text:s/>RAM</text:p>
      <text:p text:style-name="Standard"/>
      <text:p text:style-name="Standard"/>
      <text:p text:style-name="P2"><text:tab/>Para manipular, insertar o extraer los módulos de memoria deben tenerse en cuenta las siguientes consideraciones:</text:p>
      <text:p text:style-name="P2"/>
      <text:list xml:id="list7652411391" text:style-name="L1">
        <text:list-item>
          <text:list>
            <text:list-item>
              <text:p text:style-name="P3">Seguir todas las normas de manipulación del ordenador teniendo especial cuidado con las relativas a la electricidad estática. La mayor parte de los componentes de la placa base son muy sensibles a este tipo de electricidad y el mero hecho de tocar un chip con el dedo o con un destornillador imantado puede causar su deterioro irreversible.</text:p>
            </text:list-item>
          </text:list>
        </text:list-item>
      </text:list>
      <text:p text:style-name="P2"/>
      <text:list xml:id="list1104565743" text:continue-numbering="true" text:style-name="L1">
        <text:list-item>
          <text:list>
            <text:list-item>
              <text:p text:style-name="P3">Dado que los módulos de memoria son elementos insertado en la placa base, deberán seguirse todas las normas de manipulación de la placa base. Disponer de un tapete aislante sobre el que depositar las piezas.</text:p>
            </text:list-item>
          </text:list>
        </text:list-item>
      </text:list>
      <text:p text:style-name="P2"/>
      <text:list xml:id="list840891105" text:continue-numbering="true" text:style-name="L1">
        <text:list-item>
          <text:list>
            <text:list-item>
              <text:p text:style-name="P3">Tener en cuenta que los módulos de memoria son especialmente sensibles a la electricidad estática debiendo ser agarrados por los cantos y utilizando guantes que prevengan la descarga de la electricidad estática.</text:p>
            </text:list-item>
          </text:list>
        </text:list-item>
      </text:list>
      <text:p text:style-name="P2"/>
      <text:list xml:id="list102947486" text:continue-numbering="true" text:style-name="L1">
        <text:list-item>
          <text:list>
            <text:list-item>
              <text:p text:style-name="P3">Observar el funcionamiento de las patillas de anclaje de los módulos de memoria para accionarlos ejerciendo la presión conveniente en los puntos adecuados.</text:p>
            </text:list-item>
          </text:list>
        </text:list-item>
      </text:list>
      <text:p text:style-name="P2"/>
      <text:list xml:id="list191312395" text:continue-numbering="true" text:style-name="L1">
        <text:list-item>
          <text:list>
            <text:list-item>
              <text:p text:style-name="P3">Observar la disposición de las ranuras de los módulos para que al insertarlos coincidan correctamente en los slots.</text:p>
            </text:list-item>
          </text:list>
        </text:list-item>
      </text:list>
      <text:p text:style-name="P2"/>
      <text:list xml:id="list1714310917" text:continue-numbering="true" text:style-name="L1">
        <text:list-item>
          <text:list>
            <text:list-item>
              <text:p text:style-name="P3">Asegurar correctamente los contactos presionando y moviendo cuidadosamente cada uno de los módulo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ago </meta:initial-creator>
    <meta:creation-date>2014-01-16T10:06:06</meta:creation-date>
    <dc:date>2014-03-31T10:53:44</dc:date>
    <dc:creator>santiago </dc:creator>
    <meta:editing-duration>PT1H23M41S</meta:editing-duration>
    <meta:editing-cycles>13</meta:editing-cycles>
    <meta:generator>LibreOffice/3.5$Linux_X86_64 LibreOffice_project/350m1$Build-2</meta:generator>
    <meta:document-statistic meta:table-count="0" meta:image-count="0" meta:object-count="0" meta:page-count="1" meta:paragraph-count="8" meta:word-count="205" meta:character-count="1281" meta:non-whitespace-character-count="1085"/>
  </office:meta>
</office:document-meta>
</file>